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Specifica sintetica progetto</text:h>
      <text:p text:style-name="Text_20_body"/>
      <text:p text:style-name="Text_20_body">Il progetto consiste in un'applicazione per la visita personalizzata di un museo.</text:p>
      <text:p text:style-name="Text_20_body">Il museo è suddiviso in sezioni, ciascuna delle quali comprende un certo numero di sale. Alcune sale contengono oggetti della collezione. Gli oggetti conservati nel museo sono di tre tipi: reperti archeologici, fotografie e opere d'arte; queste ultime sono a loro volta suddivise in quadri e statue. Dei reperti interessa <text:s/>conoscere lo scavo in cui sono stati ritrovati, mentre delle opere d'arte l'artista che le ha realizzate e informazioni sui movimenti artistici a cui l'artista stesso ha aderito. La collezione del museo è suddivisa in permanente e temporanea. Gli oggetti della collezione permanente possono essere prestati ad altri musei, mentre quelli della collezione temporanea sono presi in prestito, sempre da altri musei. Inoltre, gli oggetti della collezione permanente possono essere inviati ad un centro di restauro per essere restaurat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igi </meta:initial-creator>
    <meta:creation-date>2011-11-17T08:47:27</meta:creation-date>
    <dc:date>2011-11-20T15:59:41</dc:date>
    <dc:creator>luigi </dc:creator>
    <meta:editing-duration>PT14M13S</meta:editing-duration>
    <meta:editing-cycles>3</meta:editing-cycles>
    <meta:generator>LibreOffice/3.4$Linux LibreOffice_project/340m1$Build-302</meta:generator>
    <meta:document-statistic meta:table-count="0" meta:image-count="0" meta:object-count="0" meta:page-count="1" meta:paragraph-count="3" meta:word-count="144" meta:character-count="963" meta:non-whitespace-character-count="821"/>
  </office:meta>
</office:document-meta>
</file>